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112.1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51.9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aster_rcnn_zf" table:style-name="ta1">
        <table:shapes>
          <draw:frame draw:z-index="0" draw:style-name="gr1" draw:text-style-name="P1" svg:width="453.6pt" svg:height="255.23pt" svg:x="866.83pt" svg:y="37.64pt">
            <loext:p draw:notify-on-update-of-ranges="faster_rcnn_zf.P2:faster_rcnn_zf.P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_in</text:p>
          </table:table-cell>
          <table:table-cell office:value-type="string" calcext:value-type="string">
            <text:p>dim_in</text:p>
          </table:table-cell>
          <table:table-cell office:value-type="string" calcext:value-type="string">
            <text:p>ch_out</text:p>
          </table:table-cell>
          <table:table-cell office:value-type="string" calcext:value-type="string">
            <text:p>dim_out</text:p>
          </table:table-cell>
          <table:table-cell office:value-type="string" calcext:value-type="string">
            <text:p>macc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nput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4x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4x2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528" calcext:value-type="float">
            <text:p>150528</text:p>
          </table:table-cell>
          <table:table-cell office:value-type="float" office:value="0" calcext:value-type="float">
            <text:p>0</text:p>
          </table:table-cell>
          <table:table-cell office:value-type="float" office:value="150528" calcext:value-type="float">
            <text:p>1505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v1</text:p>
          </table:table-cell>
          <table:table-cell office:value-type="string" calcext:value-type="string">
            <text:p>Convolu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4x22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2x112</text:p>
          </table:table-cell>
          <table:table-cell office:value-type="float" office:value="177020928" calcext:value-type="float">
            <text:p>1770209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4224" calcext:value-type="float">
            <text:p>1204224</text:p>
          </table:table-cell>
          <table:table-cell office:value-type="float" office:value="14112" calcext:value-type="float">
            <text:p>14112</text:p>
          </table:table-cell>
          <table:table-cell office:value-type="float" office:value="150528" calcext:value-type="float">
            <text:p>1505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lu1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2x1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2x112</text:p>
          </table:table-cell>
          <table:table-cell office:value-type="float" office:value="0" calcext:value-type="float">
            <text:p>0</text:p>
          </table:table-cell>
          <table:table-cell office:value-type="float" office:value="1204224" calcext:value-type="float">
            <text:p>1204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4224" calcext:value-type="float">
            <text:p>1204224</text:p>
          </table:table-cell>
          <table:table-cell office:value-type="float" office:value="0" calcext:value-type="float">
            <text:p>0</text:p>
          </table:table-cell>
          <table:table-cell office:value-type="float" office:value="1204224" calcext:value-type="float">
            <text:p>12042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1</text:p>
          </table:table-cell>
          <table:table-cell office:value-type="string" calcext:value-type="string">
            <text:p>LR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2x1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2x112</text:p>
          </table:table-cell>
          <table:table-cell office:value-type="float" office:value="3612672" calcext:value-type="float">
            <text:p>3612672</text:p>
          </table:table-cell>
          <table:table-cell office:value-type="float" office:value="0" calcext:value-type="float">
            <text:p>0</text:p>
          </table:table-cell>
          <table:table-cell office:value-type="float" office:value="1204224" calcext:value-type="float">
            <text:p>1204224</text:p>
          </table:table-cell>
          <table:table-cell office:value-type="float" office:value="2408448" calcext:value-type="float">
            <text:p>2408448</text:p>
          </table:table-cell>
          <table:table-cell table:number-columns-repeated="2" office:value-type="float" office:value="1204224" calcext:value-type="float">
            <text:p>1204224</text:p>
          </table:table-cell>
          <table:table-cell office:value-type="float" office:value="2" calcext:value-type="float">
            <text:p>2</text:p>
          </table:table-cell>
          <table:table-cell office:value-type="float" office:value="1204224" calcext:value-type="float">
            <text:p>12042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ol1</text:p>
          </table:table-cell>
          <table:table-cell office:value-type="string" calcext:value-type="string">
            <text:p>Pooling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2x1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57x57</text:p>
          </table:table-cell>
          <table:table-cell office:value-type="float" office:value="0" calcext:value-type="float">
            <text:p>0</text:p>
          </table:table-cell>
          <table:table-cell office:value-type="float" office:value="2807136" calcext:value-type="float">
            <text:p>2807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904" calcext:value-type="float">
            <text:p>311904</text:p>
          </table:table-cell>
          <table:table-cell office:value-type="float" office:value="0" calcext:value-type="float">
            <text:p>0</text:p>
          </table:table-cell>
          <table:table-cell office:value-type="float" office:value="1204224" calcext:value-type="float">
            <text:p>120422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v2</text:p>
          </table:table-cell>
          <table:table-cell office:value-type="string" calcext:value-type="string">
            <text:p>Convolutio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57x5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9x29</text:p>
          </table:table-cell>
          <table:table-cell office:value-type="float" office:value="516710400" calcext:value-type="float">
            <text:p>516710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296" calcext:value-type="float">
            <text:p>215296</text:p>
          </table:table-cell>
          <table:table-cell office:value-type="float" office:value="614400" calcext:value-type="float">
            <text:p>614400</text:p>
          </table:table-cell>
          <table:table-cell office:value-type="float" office:value="311904" calcext:value-type="float">
            <text:p>31190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lu2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9x2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9x29</text:p>
          </table:table-cell>
          <table:table-cell office:value-type="float" office:value="0" calcext:value-type="float">
            <text:p>0</text:p>
          </table:table-cell>
          <table:table-cell office:value-type="float" office:value="215296" calcext:value-type="float">
            <text:p>215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296" calcext:value-type="float">
            <text:p>215296</text:p>
          </table:table-cell>
          <table:table-cell office:value-type="float" office:value="0" calcext:value-type="float">
            <text:p>0</text:p>
          </table:table-cell>
          <table:table-cell office:value-type="float" office:value="215296" calcext:value-type="float">
            <text:p>21529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m2</text:p>
          </table:table-cell>
          <table:table-cell office:value-type="string" calcext:value-type="string">
            <text:p>LR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9x2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9x29</text:p>
          </table:table-cell>
          <table:table-cell office:value-type="float" office:value="645888" calcext:value-type="float">
            <text:p>645888</text:p>
          </table:table-cell>
          <table:table-cell office:value-type="float" office:value="0" calcext:value-type="float">
            <text:p>0</text:p>
          </table:table-cell>
          <table:table-cell office:value-type="float" office:value="215296" calcext:value-type="float">
            <text:p>215296</text:p>
          </table:table-cell>
          <table:table-cell office:value-type="float" office:value="430592" calcext:value-type="float">
            <text:p>430592</text:p>
          </table:table-cell>
          <table:table-cell table:number-columns-repeated="2" office:value-type="float" office:value="215296" calcext:value-type="float">
            <text:p>215296</text:p>
          </table:table-cell>
          <table:table-cell office:value-type="float" office:value="2" calcext:value-type="float">
            <text:p>2</text:p>
          </table:table-cell>
          <table:table-cell office:value-type="float" office:value="215296" calcext:value-type="float">
            <text:p>21529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ol2</text:p>
          </table:table-cell>
          <table:table-cell office:value-type="string" calcext:value-type="string">
            <text:p>Pooling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9x2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0" calcext:value-type="float">
            <text:p>0</text:p>
          </table:table-cell>
          <table:table-cell office:value-type="float" office:value="518400" calcext:value-type="float">
            <text:p>518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office:value-type="float" office:value="0" calcext:value-type="float">
            <text:p>0</text:p>
          </table:table-cell>
          <table:table-cell office:value-type="float" office:value="215296" calcext:value-type="float">
            <text:p>2152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v3</text:p>
          </table:table-cell>
          <table:table-cell office:value-type="string" calcext:value-type="string">
            <text:p>Convolutio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5x15</text:p>
          </table:table-cell>
          <table:table-cell office:value-type="float" office:value="199065600" calcext:value-type="float">
            <text:p>199065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office:value-type="float" office:value="884736" calcext:value-type="float">
            <text:p>884736</text:p>
          </table:table-cell>
          <table:table-cell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lu3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5x1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5x15</text:p>
          </table:table-cell>
          <table:table-cell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v4</text:p>
          </table:table-cell>
          <table:table-cell office:value-type="string" calcext:value-type="string">
            <text:p>Convolution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5x1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5x15</text:p>
          </table:table-cell>
          <table:table-cell office:value-type="float" office:value="298598400" calcext:value-type="float">
            <text:p>29859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office:value-type="float" office:value="1327104" calcext:value-type="float">
            <text:p>1327104</text:p>
          </table:table-cell>
          <table:table-cell office:value-type="float" office:value="86400" calcext:value-type="float">
            <text:p>864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lu4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5x1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5x15</text:p>
          </table:table-cell>
          <table:table-cell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v5</text:p>
          </table:table-cell>
          <table:table-cell office:value-type="string" calcext:value-type="string">
            <text:p>Convolution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5x1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199065600" calcext:value-type="float">
            <text:p>199065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office:value-type="float" office:value="884736" calcext:value-type="float">
            <text:p>884736</text:p>
          </table:table-cell>
          <table:table-cell office:value-type="float" office:value="86400" calcext:value-type="float">
            <text:p>864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lu5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pn_conv1</text:p>
          </table:table-cell>
          <table:table-cell office:value-type="string" calcext:value-type="string">
            <text:p>Convolutio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132710400" calcext:value-type="float">
            <text:p>132710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office:value-type="float" office:value="589824" calcext:value-type="float">
            <text:p>589824</text:p>
          </table:table-cell>
          <table:table-cell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pn_relu1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pn_bbox_pred</text:p>
          </table:table-cell>
          <table:table-cell office:value-type="string" calcext:value-type="string">
            <text:p>Convolutio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x15</text:p>
          </table:table-cell>
          <table:table-cell office:value-type="float" office:value="2073600" calcext:value-type="float">
            <text:p>2073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00" calcext:value-type="float">
            <text:p>8100</text:p>
          </table:table-cell>
          <table:table-cell office:value-type="float" office:value="9216" calcext:value-type="float">
            <text:p>9216</text:p>
          </table:table-cell>
          <table:table-cell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pn_cls_score</text:p>
          </table:table-cell>
          <table:table-cell office:value-type="string" calcext:value-type="string">
            <text:p>Convolutio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x15</text:p>
          </table:table-cell>
          <table:table-cell office:value-type="float" office:value="1036800" calcext:value-type="float">
            <text:p>1036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50" calcext:value-type="float">
            <text:p>4050</text:p>
          </table:table-cell>
          <table:table-cell office:value-type="float" office:value="4608" calcext:value-type="float">
            <text:p>4608</text:p>
          </table:table-cell>
          <table:table-cell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pn_cls_score_reshape</text:p>
          </table:table-cell>
          <table:table-cell office:value-type="string" calcext:value-type="string">
            <text:p>Reshap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x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x1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50" calcext:value-type="float">
            <text:p>405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pn_cls_prob</text:p>
          </table:table-cell>
          <table:table-cell office:value-type="string" calcext:value-type="string">
            <text:p>Soft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x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x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float" office:value="4050" calcext:value-type="float">
            <text:p>405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pn_cls_prob_reshape</text:p>
          </table:table-cell>
          <table:table-cell office:value-type="string" calcext:value-type="string">
            <text:p>Resha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x1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x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50" calcext:value-type="float">
            <text:p>405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_info</text:p>
          </table:table-cell>
          <table:table-cell office:value-type="string" calcext:value-type="string">
            <text:p>implici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x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x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x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x1</text:p>
          </table:table-cell>
          <table:table-cell office:value-type="float" office:value="105900" calcext:value-type="float">
            <text:p>105900</text:p>
          </table:table-cell>
          <table:table-cell office:value-type="float" office:value="4426725" calcext:value-type="float">
            <text:p>4426725</text:p>
          </table:table-cell>
          <table:table-cell office:value-type="float" office:value="289350" calcext:value-type="float">
            <text:p>289350</text:p>
          </table:table-cell>
          <table:table-cell office:value-type="float" office:value="44850" calcext:value-type="float">
            <text:p>44850</text:p>
          </table:table-cell>
          <table:table-cell office:value-type="float" office:value="4050" calcext:value-type="float">
            <text:p>405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4050" calcext:value-type="float">
            <text:p>405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implicit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x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x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i_pool_conv5</text:p>
          </table:table-cell>
          <table:table-cell office:value-type="string" calcext:value-type="string">
            <text:p>ROIPooling</text:p>
          </table:table-cell>
          <table:table-cell office:value-type="float" office:value="300" calcext:value-type="float">
            <text:p>3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6x6</text:p>
          </table:table-cell>
          <table:table-cell office:value-type="float" office:value="300" calcext:value-type="float">
            <text:p>300</text:p>
          </table:table-cell>
          <table:table-cell office:value-type="float" office:value="17280000" calcext:value-type="float">
            <text:p>172800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764800" calcext:value-type="float">
            <text:p>2764800</text:p>
          </table:table-cell>
          <table:table-cell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c6</text:p>
          </table:table-cell>
          <table:table-cell office:value-type="string" calcext:value-type="string">
            <text:p>InnerProduct</text:p>
          </table:table-cell>
          <table:table-cell office:value-type="float" office:value="300" calcext:value-type="float">
            <text:p>3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6x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11324620800" calcext:value-type="float">
            <text:p>11324620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37748736" calcext:value-type="float">
            <text:p>37748736</text:p>
          </table:table-cell>
          <table:table-cell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lu6</text:p>
          </table:table-cell>
          <table:table-cell office:value-type="string" calcext:value-type="string">
            <text:p>ReLU</text:p>
          </table:table-cell>
          <table:table-cell office:value-type="float" office:value="300" calcext:value-type="float">
            <text:p>3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rop6</text:p>
          </table:table-cell>
          <table:table-cell office:value-type="string" calcext:value-type="string">
            <text:p>Dropout</text:p>
          </table:table-cell>
          <table:table-cell office:value-type="float" office:value="300" calcext:value-type="float">
            <text:p>3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c7</text:p>
          </table:table-cell>
          <table:table-cell office:value-type="string" calcext:value-type="string">
            <text:p>InnerProduct</text:p>
          </table:table-cell>
          <table:table-cell office:value-type="float" office:value="300" calcext:value-type="float">
            <text:p>3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5033164800" calcext:value-type="float">
            <text:p>5033164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lu7</text:p>
          </table:table-cell>
          <table:table-cell office:value-type="string" calcext:value-type="string">
            <text:p>ReLU</text:p>
          </table:table-cell>
          <table:table-cell office:value-type="float" office:value="300" calcext:value-type="float">
            <text:p>3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rop7</text:p>
          </table:table-cell>
          <table:table-cell office:value-type="string" calcext:value-type="string">
            <text:p>Dropout</text:p>
          </table:table-cell>
          <table:table-cell office:value-type="float" office:value="300" calcext:value-type="float">
            <text:p>3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box_pred</text:p>
          </table:table-cell>
          <table:table-cell office:value-type="string" calcext:value-type="string">
            <text:p>InnerProduct</text:p>
          </table:table-cell>
          <table:table-cell office:value-type="float" office:value="300" calcext:value-type="float">
            <text:p>3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x1</text:p>
          </table:table-cell>
          <table:table-cell office:value-type="float" office:value="103219200" calcext:value-type="float">
            <text:p>103219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00" calcext:value-type="float">
            <text:p>25200</text:p>
          </table:table-cell>
          <table:table-cell office:value-type="float" office:value="344064" calcext:value-type="float">
            <text:p>344064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ls_score</text:p>
          </table:table-cell>
          <table:table-cell office:value-type="string" calcext:value-type="string">
            <text:p>InnerProduct</text:p>
          </table:table-cell>
          <table:table-cell office:value-type="float" office:value="300" calcext:value-type="float">
            <text:p>3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x1</text:p>
          </table:table-cell>
          <table:table-cell office:value-type="float" office:value="25804800" calcext:value-type="float">
            <text:p>25804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86016" calcext:value-type="float">
            <text:p>86016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s_prob</text:p>
          </table:table-cell>
          <table:table-cell office:value-type="string" calcext:value-type="string">
            <text:p>Softmax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x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x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 style:data-style-name="N2" text:time-value="14:37:01.812393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4:37:07.886518793</dc:date>
    <meta:editing-duration>PT31M11S</meta:editing-duration>
    <meta:editing-cycles>6</meta:editing-cycles>
    <meta:generator>LibreOffice/5.1.6.2$Linux_X86_64 LibreOffice_project/10m0$Build-2</meta:generator>
    <meta:document-statistic meta:table-count="1" meta:cell-count="5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legend chart:legend-position="end" svg:x="13.74cm" svg:y="4.203cm" style:legend-expansion="high" chart:style-name="ch2"/>
        <chart:plot-area chart:style-name="ch3" table:cell-range-address="faster_rcnn_zf.P2:faster_rcnn_zf.P36" svg:x="0.32cm" svg:y="0.18cm" svg:width="13.1cm" svg:height="8.645cm">
          <chartooo:coordinate-region svg:x="1.867cm" svg:y="0.379cm" svg:width="11.553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aster_rcnn_zf.P2:faster_rcnn_zf.P36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528">
                <text:p>150528</text:p>
                <draw:g>
                  <svg:desc>faster_rcnn_zf.P2:faster_rcnn_zf.P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528">
                <text:p>150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4224">
                <text:p>1204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4224">
                <text:p>1204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4224">
                <text:p>1204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1904">
                <text:p>311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296">
                <text:p>215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296">
                <text:p>215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5296">
                <text:p>215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